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B000002627AD255AD86AB4B10.png" manifest:media-type="image/png"/>
  <manifest:file-entry manifest:full-path="Pictures/10000000000004BD00000314CCEEA4F5A94459E2.png" manifest:media-type="image/png"/>
  <manifest:file-entry manifest:full-path="Pictures/10000000000004BA00000334482E7D205A64CC68.png" manifest:media-type="image/png"/>
  <manifest:file-entry manifest:full-path="Pictures/10000000000004B500000329482F7C8CBC42F9C6.png" manifest:media-type="image/png"/>
  <manifest:file-entry manifest:full-path="Pictures/10000000000004BC00000273A7EC57A69FC3814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0ea" officeooo:paragraph-rsid="0010f0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a<text:tab/>: Andika Ahmad Ramadhan</text:p>
      <text:p text:style-name="P1">NRP <text:tab/>: 2110171031</text:p>
      <text:p text:style-name="P1"/>
      <text:p text:style-name="P1"><draw:frame draw:style-name="fr1" draw:name="Image1" text:anchor-type="paragraph" svg:width="17cm" svg:height="8.795cm" draw:z-index="0"><draw:image xlink:href="Pictures/10000000000004BC00000273A7EC57A69FC38149.png" xlink:type="simple" xlink:show="embed" xlink:actuate="onLoad" loext:mime-type="image/x-vclgraphic"/></draw:frame></text:p>
      <text:p text:style-name="P1"><draw:frame draw:style-name="fr1" draw:name="Image2" text:anchor-type="paragraph" svg:width="17cm" svg:height="11.044cm" draw:z-index="1"><draw:image xlink:href="Pictures/10000000000004BD00000314CCEEA4F5A94459E2.png" xlink:type="simple" xlink:show="embed" xlink:actuate="onLoad" loext:mime-type="image/x-vclgraphic"/></draw:frame></text:p>
      <text:p text:style-name="P1"><draw:frame draw:style-name="fr2" draw:name="Image3" text:anchor-type="paragraph" svg:width="17cm" svg:height="11.412cm" draw:z-index="2"><draw:image xlink:href="Pictures/10000000000004B500000329482F7C8CBC42F9C6.png" xlink:type="simple" xlink:show="embed" xlink:actuate="onLoad" loext:mime-type="image/x-vclgraphic"/></draw:frame><text:soft-page-break/></text:p>
      <text:p text:style-name="P1"><draw:frame draw:style-name="fr1" draw:name="Image4" text:anchor-type="paragraph" svg:width="17cm" svg:height="11.52cm" draw:z-index="3"><draw:image xlink:href="Pictures/10000000000004BA00000334482E7D205A64CC68.png" xlink:type="simple" xlink:show="embed" xlink:actuate="onLoad" loext:mime-type="image/x-vclgraphic"/></draw:frame></text:p>
      <text:p text:style-name="P1"><draw:frame draw:style-name="fr2" draw:name="Image5" text:anchor-type="paragraph" svg:width="17cm" svg:height="8.562cm" draw:z-index="4"><draw:image xlink:href="Pictures/10000000000004BB000002627AD255AD86AB4B10.png" xlink:type="simple" xlink:show="embed" xlink:actuate="onLoad" loext:mime-type="image/x-vclgraphic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1:41:50.701332010</meta:creation-date>
    <dc:date>2018-04-18T11:45:41.106560887</dc:date>
    <meta:editing-duration>PT3M53S</meta:editing-duration>
    <meta:editing-cycles>2</meta:editing-cycles>
    <meta:generator>LibreOffice/6.0.3.2$Linux_X86_64 LibreOffice_project/8f48d515416608e3a835360314dac7e47fd0b821</meta:generator>
    <meta:document-statistic meta:table-count="0" meta:image-count="5" meta:object-count="0" meta:page-count="3" meta:paragraph-count="2" meta:word-count="8" meta:character-count="45" meta:non-whitespace-character-count="38"/>
  </office:meta>
</office:document-meta>
</file>